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0.3153in"/>
    </style:style>
    <style:style style:name="Table1.B" style:family="table-column">
      <style:table-column-properties style:column-width="1.5639in"/>
    </style:style>
    <style:style style:name="Table1.C" style:family="table-column">
      <style:table-column-properties style:column-width="0.7458in"/>
    </style:style>
    <style:style style:name="Table1.D" style:family="table-column">
      <style:table-column-properties style:column-width="1.75in"/>
    </style:style>
    <style:style style:name="Table1.E" style:family="table-column">
      <style:table-column-properties style:column-width="1.25in"/>
    </style:style>
    <style:style style:name="Table1.F" style:family="table-column">
      <style:table-column-properties style:column-width="1.3125in"/>
    </style:style>
    <style:style style:name="Table1.H" style:family="table-column">
      <style:table-column-properties style:column-width="1.2396in"/>
    </style:style>
    <style:style style:name="Table1.A1" style:family="table-cell">
      <style:table-cell-properties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666666" fo:padding="0.0382in" fo:border="0.05pt solid #000000">
        <style:background-image/>
      </style:table-cell-properties>
    </style:style>
    <style:style style:name="Table1.2" style:family="table-row">
      <style:table-row-properties style:min-row-height="0.2333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9pt" officeooo:paragraph-rsid="0020a86f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9pt" officeooo:paragraph-rsid="0021d270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9pt" officeooo:paragraph-rsid="0023cb36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9pt" officeooo:paragraph-rsid="002bb920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Courier 10 Pitch" fo:font-size="9pt" officeooo:paragraph-rsid="002d6eef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Courier 10 Pitch" fo:font-size="9pt" officeooo:paragraph-rsid="0030df7f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urier 10 Pitch" fo:font-size="9pt" officeooo:paragraph-rsid="00362747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Courier 10 Pitch" fo:font-size="9pt" officeooo:paragraph-rsid="00385258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Courier 10 Pitch" fo:font-size="9pt" officeooo:rsid="0023cb36" officeooo:paragraph-rsid="0023cb36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Courier 10 Pitch" fo:font-size="9pt" officeooo:rsid="0029dae7" officeooo:paragraph-rsid="0029dae7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Courier 10 Pitch" fo:font-size="9pt" officeooo:paragraph-rsid="0030df7f" fo:background-color="#ffffff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Courier 10 Pitch" fo:font-size="9pt" officeooo:paragraph-rsid="0037d525" fo:background-color="#ffffff" style:font-size-asian="9pt" style:font-size-complex="9pt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ourier 10 Pitch" fo:font-size="9pt" style:font-size-asian="9pt" style:font-size-complex="9pt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ourier 10 Pitch" fo:font-size="9pt" officeooo:paragraph-rsid="00235cb7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9pt" officeooo:rsid="0018d3de" officeooo:paragraph-rsid="0018d3de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9pt" officeooo:rsid="001a9b55" officeooo:paragraph-rsid="001a9b55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" fo:font-size="9pt" officeooo:rsid="001c59db" officeooo:paragraph-rsid="001c59db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9pt" officeooo:rsid="001df655" officeooo:paragraph-rsid="001df655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9pt" officeooo:rsid="001fc46c" officeooo:paragraph-rsid="001fc46c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9pt" officeooo:rsid="00235cb7" officeooo:paragraph-rsid="00235cb7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9pt" officeooo:rsid="0023cb36" officeooo:paragraph-rsid="0023cb36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1pt" officeooo:rsid="0018d3de" officeooo:paragraph-rsid="0018d3de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1pt" officeooo:rsid="001a9b55" officeooo:paragraph-rsid="001a9b55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1pt" officeooo:rsid="001df17b" officeooo:paragraph-rsid="001df17b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11pt" officeooo:rsid="001df655" officeooo:paragraph-rsid="001df655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Courier 10 Pitch" fo:font-size="11pt" officeooo:rsid="001df655" officeooo:paragraph-rsid="00235cb7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Courier 10 Pitch" fo:font-size="11pt" officeooo:rsid="001fc46c" officeooo:paragraph-rsid="001fc46c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Courier 10 Pitch" fo:font-size="11pt" officeooo:rsid="001fc46c" officeooo:paragraph-rsid="0021d2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Courier 10 Pitch" fo:font-size="11pt" officeooo:rsid="0023cb36" officeooo:paragraph-rsid="0023cb36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Courier 10 Pitch" fo:font-size="11pt" officeooo:rsid="00276d35" officeooo:paragraph-rsid="00276d35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fo:color="#ffffff" fo:font-weight="bold" officeooo:rsid="0018d3de" officeooo:paragraph-rsid="0018d3de" style:font-weight-asian="bold" style:font-weight-complex="bold"/>
    </style:style>
    <style:style style:name="T1" style:family="text">
      <style:text-properties fo:color="#0000c0" style:font-name="Monospace" fo:font-style="italic" fo:font-weight="bold" style:font-style-asian="italic" style:font-weight-asian="bold"/>
    </style:style>
    <style:style style:name="T2" style:family="text">
      <style:text-properties fo:color="#0000c0" fo:font-style="italic" fo:font-weight="bold" style:font-style-asian="italic" style:font-weight-asian="bold"/>
    </style:style>
    <style:style style:name="T3" style:family="text">
      <style:text-properties fo:color="#0000c0" fo:font-style="italic" fo:font-weight="bold" officeooo:rsid="0023cb36" style:font-style-asian="italic" style:font-weight-asian="bold"/>
    </style:style>
    <style:style style:name="T4" style:family="text">
      <style:text-properties fo:color="#0000c0" fo:font-style="italic" fo:font-weight="bold" officeooo:rsid="002bb920" style:font-style-asian="italic" style:font-weight-asian="bold"/>
    </style:style>
    <style:style style:name="T5" style:family="text">
      <style:text-properties fo:color="#0000c0" fo:font-style="italic" fo:font-weight="bold" officeooo:rsid="0032655a" style:font-style-asian="italic" style:font-weight-asian="bold"/>
    </style:style>
    <style:style style:name="T6" style:family="text">
      <style:text-properties fo:color="#0000c0" fo:font-style="italic" fo:font-weight="bold" officeooo:rsid="003511f2" style:font-style-asian="italic" style:font-weight-asian="bold"/>
    </style:style>
    <style:style style:name="T7" style:family="text">
      <style:text-properties fo:color="#0000c0" fo:font-style="italic" fo:font-weight="bold" officeooo:rsid="003d758f" style:font-style-asian="italic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row>
          <table:table-cell table:style-name="Table1.A1" office:value-type="string">
            <text:p text:style-name="P33">#</text:p>
          </table:table-cell>
          <table:table-cell table:style-name="Table1.A1" office:value-type="string">
            <text:p text:style-name="P33">Emotion Instance</text:p>
          </table:table-cell>
          <table:table-cell table:style-name="Table1.A1" table:number-columns-spanned="2" office:value-type="string">
            <text:p text:style-name="P33">Context</text:p>
          </table:table-cell>
          <table:covered-table-cell/>
          <table:table-cell table:style-name="Table1.A1" office:value-type="string">
            <text:p text:style-name="P33">Relevance</text:p>
          </table:table-cell>
          <table:table-cell table:style-name="Table1.A1" office:value-type="string">
            <text:p text:style-name="P33">Desirability</text:p>
          </table:table-cell>
          <table:table-cell table:style-name="Table1.A1" office:value-type="string">
            <text:p text:style-name="P33">Expectedness</text:p>
          </table:table-cell>
          <table:table-cell table:style-name="Table1.H1" office:value-type="string">
            <text:p text:style-name="P33">Controllability</text:p>
          </table:table-cell>
        </table:table-row>
        <table:table-row table:style-name="Table1.2"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24">Joy</text:p>
          </table:table-cell>
          <table:table-cell table:style-name="Table1.A2" table:number-columns-spanned="2" office:value-type="string">
            <text:p text:style-name="P24"/>
          </table:table-cell>
          <table:covered-table-cell/>
          <table:table-cell table:style-name="Table1.A2" office:value-type="string">
            <text:p text:style-name="P11"><text:span text:style-name="T2">RELEVANT</text:span></text:p>
          </table:table-cell>
          <table:table-cell table:style-name="Table1.A2" office:value-type="string">
            <text:p text:style-name="P15"><text:span text:style-name="T2">DESIRABLE</text:span></text:p>
            <text:p text:style-name="P14"><text:span text:style-name="T2">HIGH_DESIRABLE</text:span></text:p>
          </table:table-cell>
          <table:table-cell table:style-name="Table1.A2" office:value-type="string">
            <text:p text:style-name="P5"><text:span text:style-name="T2">EXPECTED</text:span></text:p>
            <text:p text:style-name="P5"><text:span text:style-name="T4">MOST_</text:span><text:span text:style-name="T2">EXPECTED</text:span></text:p>
          </table:table-cell>
          <table:table-cell table:style-name="Table1.H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22">2</text:p>
          </table:table-cell>
          <table:table-cell table:style-name="Table1.A2" office:value-type="string">
            <text:p text:style-name="P29">Sadness</text:p>
          </table:table-cell>
          <table:table-cell table:style-name="Table1.A2" table:number-columns-spanned="2" office:value-type="string">
            <text:p text:style-name="P29"/>
          </table:table-cell>
          <table:covered-table-cell/>
          <table:table-cell table:style-name="Table1.A2" office:value-type="string">
            <text:p text:style-name="P11"><text:span text:style-name="T2">RELEVANT</text:span></text:p>
          </table:table-cell>
          <table:table-cell table:style-name="Table1.A2" office:value-type="string">
            <text:p text:style-name="P3"><text:span text:style-name="T2">UNDESIRABLE</text:span></text:p>
            <text:p text:style-name="P3"><text:span text:style-name="T2">HIGH_UNDESIRABLE</text:span></text:p>
          </table:table-cell>
          <table:table-cell table:style-name="Table1.A2" office:value-type="string">
            <text:p text:style-name="P5"><text:span text:style-name="T2">EXPECTED</text:span></text:p>
            <text:p text:style-name="P5"><text:span text:style-name="T4">MOST_</text:span><text:span text:style-name="T2">EXPECTED</text:span></text:p>
          </table:table-cell>
          <table:table-cell table:style-name="Table1.H2" office:value-type="string">
            <text:p text:style-name="P13"><text:span text:style-name="T2">CONTROLLABLE</text:span></text:p>
          </table:table-cell>
        </table:table-row>
        <table:table-row>
          <table:table-cell table:style-name="Table1.A2" table:number-rows-spanned="2" office:value-type="string">
            <text:p text:style-name="P16">3</text:p>
          </table:table-cell>
          <table:table-cell table:style-name="Table1.A2" table:number-rows-spanned="2" office:value-type="string">
            <text:p text:style-name="P24">Positive Surprise</text:p>
          </table:table-cell>
          <table:table-cell table:style-name="Table1.A2" office:value-type="string">
            <text:p text:style-name="P32">user</text:p>
          </table:table-cell>
          <table:table-cell table:style-name="Table1.A2" office:value-type="string">
            <text:p text:style-name="P4"><text:span text:style-name="T2">AGENT_PROPOSED</text:span></text:p>
            <text:p text:style-name="P4"><text:span text:style-name="T2">AGENT_</text:span><text:span text:style-name="T3">ACCEPTED</text:span></text:p>
            <text:p text:style-name="P4"><text:span text:style-name="T2">AGENT_ACHIEVEMENT</text:span></text:p>
          </table:table-cell>
          <table:table-cell table:style-name="Table1.A2" table:number-rows-spanned="2" office:value-type="string">
            <text:p text:style-name="P11"><text:span text:style-name="T2">RELEVANT</text:span></text:p>
          </table:table-cell>
          <table:table-cell table:style-name="Table1.A2" table:number-rows-spanned="2" office:value-type="string">
            <text:p text:style-name="P1"><text:span text:style-name="T2">DESIRABLE</text:span></text:p>
            <text:p text:style-name="P1"><text:span text:style-name="T2">HIGH_DESIRABLE</text:span></text:p>
          </table:table-cell>
          <table:table-cell table:style-name="Table1.A2" table:number-rows-spanned="2" office:value-type="string">
            <text:p text:style-name="P1"><text:span text:style-name="T2">MOST_UNEXPECTED</text:span></text:p>
          </table:table-cell>
          <table:table-cell table:style-name="Table1.H2" table:number-rows-spanned="2" office:value-type="string">
            <text:p text:style-name="P5"><text:span text:style-name="T2"/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2">agent</text:p>
          </table:table-cell>
          <table:table-cell table:style-name="Table1.A2" office:value-type="string">
            <text:p text:style-name="P4"><text:span text:style-name="T2">HUMAN_PROPOSED</text:span></text:p>
            <text:p text:style-name="P4"><text:span text:style-name="T2">HUMAN_</text:span><text:span text:style-name="T3">ACCEPTED</text:span></text:p>
            <text:p text:style-name="P4"><text:span text:style-name="T2">HUMAN_ACHIEVEMEN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2">4</text:p>
          </table:table-cell>
          <table:table-cell table:style-name="Table1.A2" table:number-rows-spanned="2" office:value-type="string">
            <text:p text:style-name="P28">Negative Surprise</text:p>
          </table:table-cell>
          <table:table-cell table:style-name="Table1.A2" office:value-type="string">
            <text:p text:style-name="P32">user</text:p>
          </table:table-cell>
          <table:table-cell table:style-name="Table1.A2" office:value-type="string">
            <text:p text:style-name="P1"><text:span text:style-name="T2">AGENT_PROPOSED</text:span></text:p>
            <text:p text:style-name="P1"><text:span text:style-name="T2">AGENT_REJECTED</text:span></text:p>
            <text:p text:style-name="P1"><text:span text:style-name="T2">AGENT_FAILURE</text:span></text:p>
          </table:table-cell>
          <table:table-cell table:style-name="Table1.A2" table:number-rows-spanned="2" office:value-type="string">
            <text:p text:style-name="P11"><text:span text:style-name="T2">RELEVANT</text:span></text:p>
          </table:table-cell>
          <table:table-cell table:style-name="Table1.A2" table:number-rows-spanned="2" office:value-type="string">
            <text:p text:style-name="P1"><text:span text:style-name="T2">UNDESIRABLE</text:span></text:p>
            <text:p text:style-name="P1"><text:span text:style-name="T2">HIGH_UNDESIRABLE</text:span></text:p>
          </table:table-cell>
          <table:table-cell table:style-name="Table1.A2" table:number-rows-spanned="2" office:value-type="string">
            <text:p text:style-name="P1"><text:span text:style-name="T2">MOST_UNEXPECTED</text:span></text:p>
          </table:table-cell>
          <table:table-cell table:style-name="Table1.H2" table:number-rows-spanned="2" office:value-type="string">
            <text:p text:style-name="P17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2">agent</text:p>
          </table:table-cell>
          <table:table-cell table:style-name="Table1.A2" office:value-type="string">
            <text:p text:style-name="P1"><text:span text:style-name="T1">HUMAN_PROPOSED</text:span></text:p>
            <text:p text:style-name="P1"><text:span text:style-name="T1">HUMAN_REJECTED</text:span></text:p>
            <text:p text:style-name="P1"><text:span text:style-name="T1">HUMAN_FAILUR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2">5</text:p>
          </table:table-cell>
          <table:table-cell table:style-name="Table1.A2" table:number-rows-spanned="2" office:value-type="string">
            <text:p text:style-name="P25">Anger</text:p>
          </table:table-cell>
          <table:table-cell table:style-name="Table1.A2" office:value-type="string">
            <text:p text:style-name="P32">user</text:p>
          </table:table-cell>
          <table:table-cell table:style-name="Table1.A2" office:value-type="string">
            <text:p text:style-name="P1"><text:span text:style-name="T2">AGENT_REJECTED</text:span></text:p>
            <text:p text:style-name="P8"><text:span text:style-name="T2">AGENT_FAILURE</text:span></text:p>
          </table:table-cell>
          <table:table-cell table:style-name="Table1.A2" table:number-rows-spanned="2" office:value-type="string">
            <text:p text:style-name="P11"><text:span text:style-name="T2">RELEVANT</text:span></text:p>
          </table:table-cell>
          <table:table-cell table:style-name="Table1.A2" table:number-rows-spanned="2" office:value-type="string">
            <text:p text:style-name="P1"><text:span text:style-name="T2">HIGH_UNDESIRABLE</text:span></text:p>
          </table:table-cell>
          <table:table-cell table:style-name="Table1.A2" table:number-rows-spanned="2" office:value-type="string">
            <text:p text:style-name="P6"><text:span text:style-name="T2">EXPECTED</text:span></text:p>
            <text:p text:style-name="P6"><text:span text:style-name="T4">MOST_</text:span><text:span text:style-name="T2">EXPECTED</text:span></text:p>
          </table:table-cell>
          <table:table-cell table:style-name="Table1.H2" table:number-rows-spanned="2" office:value-type="string">
            <text:p text:style-name="P1"><text:span text:style-name="T2">UNCONTROLLABLE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2">agent</text:p>
          </table:table-cell>
          <table:table-cell table:style-name="Table1.A2" office:value-type="string">
            <text:p text:style-name="P1"><text:span text:style-name="T2">HUMAN_REJECTED</text:span></text:p>
            <text:p text:style-name="P8"><text:span text:style-name="T2">HUMAN_FAILUR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2">6</text:p>
          </table:table-cell>
          <table:table-cell table:style-name="Table1.A2" table:number-rows-spanned="2" office:value-type="string">
            <text:p text:style-name="P26">Worry</text:p>
          </table:table-cell>
          <table:table-cell table:style-name="Table1.A2" office:value-type="string">
            <text:p text:style-name="P32">user</text:p>
          </table:table-cell>
          <table:table-cell table:style-name="Table1.A2" office:value-type="string">
            <text:p text:style-name="P1"><text:span text:style-name="T2">AGENT_PROPOSED</text:span></text:p>
            <text:p text:style-name="P1"><text:span text:style-name="T2">AGENT_REJECTED</text:span></text:p>
            <text:p text:style-name="P1"><text:span text:style-name="T2">HUMAN_FAILURE</text:span></text:p>
            <text:p text:style-name="P1"><text:span text:style-name="T2">AGENT_FAILURE</text:span></text:p>
          </table:table-cell>
          <table:table-cell table:style-name="Table1.A2" table:number-rows-spanned="2" office:value-type="string">
            <text:p text:style-name="P11"><text:span text:style-name="T2">RELEVANT</text:span></text:p>
          </table:table-cell>
          <table:table-cell table:style-name="Table1.A2" table:number-rows-spanned="2" office:value-type="string">
            <text:p text:style-name="P1"><text:span text:style-name="T2">UNDESIRABLE</text:span></text:p>
            <text:p text:style-name="P1"><text:span text:style-name="T2">HIGH_UNDESIRABLE</text:span></text:p>
          </table:table-cell>
          <table:table-cell table:style-name="Table1.A2" table:number-rows-spanned="2" office:value-type="string">
            <text:p text:style-name="P1"><text:span text:style-name="T5">UN</text:span><text:span text:style-name="T2">EXPECTED</text:span></text:p>
          </table:table-cell>
          <table:table-cell table:style-name="Table1.H2" table:number-rows-spanned="2" office:value-type="string">
            <text:p text:style-name="P1"><text:span text:style-name="T2">UNCONTROLLABLE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2">agent</text:p>
          </table:table-cell>
          <table:table-cell table:style-name="Table1.A2" office:value-type="string">
            <text:p text:style-name="P1"><text:span text:style-name="T2">HUMAN_PROPOSED</text:span></text:p>
            <text:p text:style-name="P1"><text:span text:style-name="T2">HUMAN_REJECTED</text:span></text:p>
            <text:p text:style-name="P1"><text:span text:style-name="T2">HUMAN_FAILURE</text:span></text:p>
            <text:p text:style-name="P1"><text:span text:style-name="T2">AGENT_FAILUR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2">7</text:p>
          </table:table-cell>
          <table:table-cell table:style-name="Table1.A2" table:number-rows-spanned="2" office:value-type="string">
            <text:p text:style-name="P27">Frustration</text:p>
          </table:table-cell>
          <table:table-cell table:style-name="Table1.A2" office:value-type="string">
            <text:p text:style-name="P32">user</text:p>
          </table:table-cell>
          <table:table-cell table:style-name="Table1.A2" office:value-type="string">
            <text:p text:style-name="P1"><text:span text:style-name="T2">AGENT_PROPOSED</text:span></text:p>
            <text:p text:style-name="P1"><text:span text:style-name="T7">AGENT</text:span><text:span text:style-name="T2">_FAILURE</text:span></text:p>
          </table:table-cell>
          <table:table-cell table:style-name="Table1.A2" table:number-rows-spanned="2" office:value-type="string">
            <text:p text:style-name="P11"><text:span text:style-name="T2">RELEVANT</text:span></text:p>
          </table:table-cell>
          <table:table-cell table:style-name="Table1.A2" table:number-rows-spanned="2" office:value-type="string">
            <text:p text:style-name="P1"><text:span text:style-name="T2">UNDESIRABLE</text:span></text:p>
          </table:table-cell>
          <table:table-cell table:style-name="Table1.A2" table:number-rows-spanned="2" office:value-type="string">
            <text:p text:style-name="P9"><text:span text:style-name="T2">EXPECTED</text:span></text:p>
            <text:p text:style-name="P9"><text:span text:style-name="T4">MOST_</text:span><text:span text:style-name="T2">EXPECTED</text:span></text:p>
          </table:table-cell>
          <table:table-cell table:style-name="Table1.H2" table:number-rows-spanned="2" office:value-type="string">
            <text:p text:style-name="P1"><text:span text:style-name="T6">UN</text:span><text:span text:style-name="T2">CONTROLLABLE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2">agent</text:p>
          </table:table-cell>
          <table:table-cell table:style-name="Table1.A2" office:value-type="string">
            <text:p text:style-name="P1"><text:span text:style-name="T2">HUMAN_PROPOSED</text:span></text:p>
            <text:p text:style-name="P1"><text:span text:style-name="T7">HUMAN</text:span><text:span text:style-name="T2">_FAILUR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1">8</text:p>
          </table:table-cell>
          <table:table-cell table:style-name="Table1.A2" table:number-rows-spanned="2" office:value-type="string">
            <text:p text:style-name="P30">Guilt</text:p>
          </table:table-cell>
          <table:table-cell table:style-name="Table1.A2" office:value-type="string">
            <text:p text:style-name="P32">user</text:p>
          </table:table-cell>
          <table:table-cell table:style-name="Table1.A2" office:value-type="string">
            <text:p text:style-name="P2"><text:span text:style-name="T2">HUMAN_FAILURE</text:span></text:p>
          </table:table-cell>
          <table:table-cell table:style-name="Table1.A2" table:number-rows-spanned="2" office:value-type="string">
            <text:p text:style-name="P11"><text:span text:style-name="T2">RELEVANT</text:span></text:p>
          </table:table-cell>
          <table:table-cell table:style-name="Table1.A2" table:number-rows-spanned="2" office:value-type="string">
            <text:p text:style-name="P2"><text:span text:style-name="T2">UNDESIRABLE</text:span></text:p>
            <text:p text:style-name="P2"><text:span text:style-name="T2">HIGH_UNDESIRABLE</text:span></text:p>
          </table:table-cell>
          <table:table-cell table:style-name="Table1.A2" table:number-rows-spanned="2" office:value-type="string">
            <text:p text:style-name="P12"><text:span text:style-name="T2">EXPECTED</text:span></text:p>
            <text:p text:style-name="P7"><text:span text:style-name="T4">MOST_</text:span><text:span text:style-name="T2">EXPECTED</text:span></text:p>
          </table:table-cell>
          <table:table-cell table:style-name="Table1.H2" table:number-rows-spanned="2" office:value-type="string">
            <text:p text:style-name="P2"><text:span text:style-name="T2">UNCONTROLLABLE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32">agent</text:p>
          </table:table-cell>
          <table:table-cell table:style-name="Table1.A2" office:value-type="string">
            <text:p text:style-name="P2"><text:span text:style-name="T2">AGENT_FAILUR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3">9</text:p>
          </table:table-cell>
          <table:table-cell table:style-name="Table1.A2" office:value-type="string">
            <text:p text:style-name="P31">Neutral</text:p>
          </table:table-cell>
          <table:table-cell table:style-name="Table1.A2" table:number-columns-spanned="2" office:value-type="string">
            <text:p text:style-name="P31"/>
          </table:table-cell>
          <table:covered-table-cell/>
          <table:table-cell table:style-name="Table1.A2" office:value-type="string">
            <text:p text:style-name="P11"><text:span text:style-name="T2"/></text:p>
          </table:table-cell>
          <table:table-cell table:style-name="Table1.A2" office:value-type="string">
            <text:p text:style-name="P10"><text:span text:style-name="T2">Neutral</text:span></text:p>
          </table:table-cell>
          <table:table-cell table:style-name="Table1.A2" office:value-type="string">
            <text:p text:style-name="P17"/>
          </table:table-cell>
          <table:table-cell table:style-name="Table1.H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0:20:54.784703608</meta:creation-date>
    <dc:date>2016-04-25T14:09:29.049076234</dc:date>
    <meta:editing-duration>PT3H43M55S</meta:editing-duration>
    <meta:editing-cycles>37</meta:editing-cycles>
    <meta:generator>LibreOffice/4.2.8.2$Linux_X86_64 LibreOffice_project/420m0$Build-2</meta:generator>
    <meta:document-statistic meta:table-count="1" meta:image-count="0" meta:object-count="0" meta:page-count="1" meta:paragraph-count="108" meta:word-count="111" meta:character-count="1091" meta:non-whitespace-character-count="1088"/>
  </office:meta>
</office:document-meta>
</file>